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eveloper.ibm.com/recipes/tutorials/manage-db2-spatial-data-with-open-source-hibernate-spatial/</text:p>
      <text:p text:style-name="Standard"/>
      <text:p text:style-name="Standard"/>
      <text:p text:style-name="Standard">https://developer.ibm.com/recipes/tutorials/manage-db2-spatial-data-with-open-source-geotools/</text:p>
      <text:p text:style-name="Standard"/>
      <text:p text:style-name="Standard"/>
      <text:p text:style-name="Standard">https://developer.ibm.com/recipes/tutorials/manage-db2-spatial-data-with-open-source-gdalogr/</text:p>
      <text:p text:style-name="Standard"/>
      <text:p text:style-name="Standard"/>
      <text:p text:style-name="Standard">https://developer.ibm.com/recipes/tutorials/web-serve-db2-spatial-data-with-geoserver/</text:p>
      <text:p text:style-name="Standard"/>
      <text:p text:style-name="Standard"/>
      <text:p text:style-name="Standard">https://developer.ibm.com/recipes/tutorials/manage-db2-spatial-data-with-open-source-gdalogr/</text:p>
      <text:p text:style-name="Standard"/>
      <text:p text:style-name="Standard"/>
      <text:p text:style-name="Standard">https://developer.ibm.com/recipes/tutorials/visualize-db2-spatial-data-with-qgis-open-source-gis/</text:p>
      <text:p text:style-name="Standard"/>
      <text:p text:style-name="Standard"/>
      <text:p text:style-name="Standard">https://developer.ibm.com/recipes/tutorials/visualize-db2-spatial-data-with-udig-open-source-gis/</text:p>
      <text:p text:style-name="Standard"/>
      <text:p text:style-name="Standard"/>
      <text:p text:style-name="Standard">https://developer.ibm.com/recipes/tutorials/visualize-db2-spatial-data-with-esri-arcgis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5:06:02.105000000</meta:creation-date>
    <meta:generator>LibreOffice/7.0.1.2$Windows_X86_64 LibreOffice_project/7cbcfc562f6eb6708b5ff7d7397325de9e764452</meta:generator>
    <dc:date>2021-03-01T15:11:20.242000000</dc:date>
    <meta:editing-duration>PT5M18S</meta:editing-duration>
    <meta:editing-cycles>1</meta:editing-cycles>
    <meta:document-statistic meta:table-count="0" meta:image-count="0" meta:object-count="0" meta:page-count="1" meta:paragraph-count="8" meta:word-count="8" meta:character-count="751" meta:non-whitespace-character-count="751"/>
  </office:meta>
</office:document-meta>
</file>